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1.1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Constants</text:p>
          </table:table-cell>
          <table:covered-table-cell/>
          <table:table-cell table:style-name="ce1" office:value-type="string" calcext:value-type="string" table:number-columns-spanned="2" table:number-rows-spanned="2">
            <text:p>Variables</text:p>
          </table:table-cell>
          <table:covered-table-cell table:style-name="ce1"/>
          <table:table-cell table:style-name="ce2" office:value-type="string" calcext:value-type="string" table:number-columns-spanned="3" table:number-rows-spanned="1">
            <text:p>Calculations</text:p>
          </table:table-cell>
          <table:covered-table-cell table:number-columns-repeated="2"/>
        </table:table-row>
        <table:table-row table:style-name="ro1">
          <table:covered-table-cell table:number-columns-repeated="2"/>
          <table:covered-table-cell table:number-columns-repeated="2" table:style-name="ce1"/>
          <table:table-cell/>
          <table:table-cell office:value-type="string" calcext:value-type="string">
            <text:p>Newton</text:p>
          </table:table-cell>
          <table:table-cell office:value-type="string" calcext:value-type="string">
            <text:p>Pound-Force</text:p>
          </table:table-cell>
        </table:table-row>
        <table:table-row table:style-name="ro1">
          <table:table-cell office:value-type="string" calcext:value-type="string">
            <text:p>Air Density</text:p>
          </table:table-cell>
          <table:table-cell office:value-type="float" office:value="1.225" calcext:value-type="float">
            <text:p>1.225</text:p>
          </table:table-cell>
          <table:table-cell office:value-type="string" calcext:value-type="string">
            <text:p>Wind speed (mph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ynamic Pressure</text:p>
          </table:table-cell>
          <table:table-cell table:formula="of:=0.5*[.B3]*[.D3]" office:value-type="float" office:value="42.875" calcext:value-type="float">
            <text:p>42.875</text:p>
          </table:table-cell>
          <table:table-cell/>
        </table:table-row>
        <table:table-row table:style-name="ro1">
          <table:table-cell office:value-type="string" calcext:value-type="string">
            <text:p>Surface Ang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nd Surface Area (sqft)</text:p>
          </table:table-cell>
          <table:table-cell table:formula="of:=1+0.5+10.75" office:value-type="float" office:value="12.25" calcext:value-type="float">
            <text:p>12.25</text:p>
          </table:table-cell>
          <table:table-cell office:value-type="string" calcext:value-type="string">
            <text:p>Wind Load (N)</text:p>
          </table:table-cell>
          <table:table-cell table:formula="of:=[.F3]*[.D4]" office:value-type="float" office:value="525.21875" calcext:value-type="float">
            <text:p>525.21875</text:p>
          </table:table-cell>
          <table:table-cell table:formula="of:=[.B5]*[.F4]" office:value-type="float" office:value="118.0744271875" calcext:value-type="float">
            <text:p>118.0744271875</text:p>
          </table:table-cell>
        </table:table-row>
        <table:table-row table:style-name="ro1">
          <table:table-cell office:value-type="string" calcext:value-type="string">
            <text:p>Newton to Pound Force</text:p>
          </table:table-cell>
          <table:table-cell office:value-type="float" office:value="0.22481" calcext:value-type="float">
            <text:p>0.22481</text:p>
          </table:table-cell>
          <table:table-cell office:value-type="string" calcext:value-type="string">
            <text:p>Pipe Outer Diameter (in)</text:p>
          </table:table-cell>
          <table:table-cell office:value-type="float" office:value="2.375" calcext:value-type="float">
            <text:p>2.375</text:p>
          </table:table-cell>
          <table:table-cell office:value-type="string" calcext:value-type="string">
            <text:p>Upper Anchor Shear Force (N)</text:p>
          </table:table-cell>
          <table:table-cell table:formula="of:=[.F6]+[.F4]" office:value-type="float" office:value="1575.65625" calcext:value-type="float">
            <text:p>1575.65625</text:p>
          </table:table-cell>
          <table:table-cell table:formula="of:=[.B5]*[.F5]" office:value-type="float" office:value="354.2232815625" calcext:value-type="float">
            <text:p>354.2232815625</text:p>
          </table:table-cell>
        </table:table-row>
        <table:table-row table:style-name="ro1">
          <table:table-cell office:value-type="string" calcext:value-type="string">
            <text:p>Steel Modulus of Elasticity (PSI)</text:p>
          </table:table-cell>
          <table:table-cell office:value-type="float" office:value="29000000" calcext:value-type="float">
            <text:p>29000000</text:p>
          </table:table-cell>
          <table:table-cell office:value-type="string" calcext:value-type="string">
            <text:p>Pipe Inner Diameter (in)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Lower Anchor Shear Force (N)</text:p>
          </table:table-cell>
          <table:table-cell table:formula="of:=(([.D7]-[.D8])/[.D8])*[.F4]" office:value-type="float" office:value="1050.4375" calcext:value-type="float">
            <text:p>1050.4375</text:p>
          </table:table-cell>
          <table:table-cell table:formula="of:=[.B5]*[.F6]" office:value-type="float" office:value="236.148854375" calcext:value-type="float">
            <text:p>236.148854375</text:p>
          </table:table-cell>
        </table:table-row>
        <table:table-row table:style-name="ro1">
          <table:table-cell office:value-type="string" calcext:value-type="string">
            <text:p>Pipe Yield Strength (PSI)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Pipe Length (ft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per Anchor Bending Moment (N)</text:p>
          </table:table-cell>
          <table:table-cell table:formula="of:=[.F4]*([.D7]-[.D8])" office:value-type="float" office:value="4201.75" calcext:value-type="float">
            <text:p>4201.75</text:p>
          </table:table-cell>
          <table:table-cell table:formula="of:=[.B5]*[.F7]" office:value-type="float" office:value="944.5954175" calcext:value-type="float">
            <text:p>944.59541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per Anchor (f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er Anchor Bending Moment (N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wer Anchor (f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ertial Moment</text:p>
          </table:table-cell>
          <table:table-cell table:formula="of:=(PI()/4)*((([.D5]/2)^4)-(([.D6]/2)^4))" office:value-type="float" office:value="0.66053371674377" calcext:value-type="float">
            <text:p>0.6605337167437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nding Moment (PSI)</text:p>
          </table:table-cell>
          <table:table-cell table:formula="of:=([.G7]*12*([.D5]/2)/[.F9])" office:value-type="float" office:value="20378.1947206739" calcext:value-type="float">
            <text:p>20378.194720673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flection (in)</text:p>
          </table:table-cell>
          <table:table-cell table:formula="of:=([.G4]*12*[.D7]*(([.D7]-[.D8])*12)^2)/(3 * [.B6]*[.F9])" office:value-type="float" office:value="2.72675778650788" calcext:value-type="float">
            <text:p>2.7267577865078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fety Factor</text:p>
          </table:table-cell>
          <table:table-cell table:formula="of:=[.B7]/[.F10]" office:value-type="float" office:value="1.71752211026289" calcext:value-type="float">
            <text:p>1.717522110262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2:00:42.686155536</meta:creation-date>
    <meta:generator>LibreOffice/24.2.7.2$Linux_X86_64 LibreOffice_project/420$Build-2</meta:generator>
    <dc:date>2026-03-24T13:20:26.949902438</dc:date>
    <meta:editing-duration>PT31M59S</meta:editing-duration>
    <meta:editing-cycles>4</meta:editing-cycles>
    <meta:document-statistic meta:table-count="1" meta:cell-count="53" meta:object-count="0"/>
  </office:meta>
</office:document-meta>
</file>